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a38f" officeooo:paragraph-rsid="0009a38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I ASSIGNMENT 1 REPORT</text:p>
      <text:p text:style-name="P1"/>
      <text:p text:style-name="P1">ARUSHI SINGHAL</text:p>
      <text:p text:style-name="P1">20151617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22:58:08.285192430</meta:creation-date>
    <dc:date>2017-08-19T22:58:43.600675658</dc:date>
    <meta:editing-duration>PT35S</meta:editing-duration>
    <meta:editing-cycles>1</meta:editing-cycles>
    <meta:document-statistic meta:table-count="0" meta:image-count="0" meta:object-count="0" meta:page-count="1" meta:paragraph-count="3" meta:word-count="7" meta:character-count="47" meta:non-whitespace-character-count="43"/>
    <meta:generator>LibreOffice/5.1.6.2$Linux_X86_64 LibreOffice_project/10m0$Build-2</meta:generator>
  </office:meta>
</office:document-meta>
</file>